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45030" officeooo:paragraph-rsid="0036621a"/>
    </style:style>
    <style:style style:name="P2" style:family="paragraph" style:parent-style-name="Text_20_body">
      <style:text-properties officeooo:rsid="0032591e" officeooo:paragraph-rsid="0036621a"/>
    </style:style>
    <style:style style:name="P3" style:family="paragraph" style:parent-style-name="Heading_20_2">
      <style:text-properties officeooo:paragraph-rsid="0036621a"/>
    </style:style>
    <style:style style:name="P4" style:family="paragraph" style:parent-style-name="Heading_20_3">
      <style:text-properties officeooo:rsid="0032591e" officeooo:paragraph-rsid="0036621a"/>
    </style:style>
    <style:style style:name="P5" style:family="paragraph" style:parent-style-name="Heading_20_3">
      <style:text-properties officeooo:paragraph-rsid="0036621a"/>
    </style:style>
    <style:style style:name="P6" style:family="paragraph" style:parent-style-name="Heading_20_1" style:master-page-name="Right_20_Page">
      <style:paragraph-properties style:page-number="auto"/>
      <style:text-properties officeooo:rsid="0032591e" officeooo:paragraph-rsid="0036621a"/>
    </style:style>
    <style:style style:name="T1" style:family="text">
      <style:text-properties officeooo:rsid="00345030"/>
    </style:style>
    <style:style style:name="T2" style:family="text">
      <style:text-properties officeooo:rsid="003495e4"/>
    </style:style>
    <style:style style:name="T3" style:family="text">
      <style:text-properties officeooo:rsid="003642f6"/>
    </style:style>
    <style:style style:name="T4" style:family="text">
      <style:text-properties officeooo:rsid="0036621a"/>
    </style:style>
    <style:style style:name="T5" style:family="text">
      <style:text-properties officeooo:rsid="003681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Powderfinger</text:h>
      <text:p text:style-name="P3">(Neil Young)</text:p>
      <text:p text:style-name="P4">[INTRO]</text:p>
      <text:p text:style-name="P2">G</text:p>
      <text:p text:style-name="P5">[VERSE 1]</text:p>
      <text:p text:style-name="P2">G <text:s text:c="24"/>C</text:p>
      <text:p text:style-name="P2">Look out, Mama, there's a white boat</text:p>
      <text:p text:style-name="P2"><text:s text:c="16"/><text:span text:style-name="T1">G</text:span></text:p>
      <text:p text:style-name="P2">comin' down the river</text:p>
      <text:p text:style-name="P2"><text:s text:c="7"/>C</text:p>
      <text:p text:style-name="P2">With a big red beacon, and a flag,</text:p>
      <text:p text:style-name="P2"><text:s text:c="17"/><text:span text:style-name="T2">G</text:span></text:p>
      <text:p text:style-name="P2">and a man on the rail</text:p>
      <text:p text:style-name="P2"><text:s text:c="14"/>C</text:p>
      <text:p text:style-name="P2">I think you'd better call John,</text:p>
      <text:p text:style-name="P2"><text:s text:c="10"/><text:span text:style-name="T2">C</text:span></text:p>
      <text:p text:style-name="P2">'Cause it don't look like they're here</text:p>
      <text:p text:style-name="P2"><text:s text:c="5"/><text:span text:style-name="T5">Bm</text:span> <text:s text:c="8"/>C</text:p>
      <text:p text:style-name="P2">to deliver, the mail</text:p>
      <text:p text:style-name="P2"><text:s text:c="9"/>Bm <text:s text:c="14"/><text:span text:style-name="T5">G</text:span></text:p>
      <text:p text:style-name="P2">And it's less than a mile away</text:p>
      <text:p text:style-name="P2"><text:s text:c="2"/>Bm <text:s text:c="22"/>C</text:p>
      <text:p text:style-name="P2">I hope they didn't come to stay</text:p>
      <text:p text:style-name="P2"><text:s text:c="9"/>Bm <text:s text:c="23"/><text:span text:style-name="T5">C</text:span></text:p>
      <text:p text:style-name="P2">It's got numbers on the side and a gun</text:p>
      <text:p text:style-name="P2"><text:s text:c="20"/>D</text:p>
      <text:p text:style-name="P2">And it's makin' big waves.</text:p>
      <text:p text:style-name="P5">[BRIDGE]</text:p>
      <text:p text:style-name="P2">G <text:s/>C <text:s/><text:span text:style-name="T2">G</text:span></text:p>
      <text:p text:style-name="P5">[VERSE 2]</text:p>
      <text:p text:style-name="P2">G <text:s text:c="15"/>C <text:s text:c="27"/><text:span text:style-name="T1">G</text:span></text:p>
      <text:p text:style-name="P2">Daddy's gone, my brother's out hunting in the mountains</text:p>
      <text:p text:style-name="P2"><text:s text:c="4"/>C <text:s text:c="45"/><text:span text:style-name="T1">G</text:span></text:p>
      <text:p text:style-name="P2">Big John's been drinking since the river took Emmy-Lou</text:p>
      <text:p text:style-name="P2"><text:soft-page-break/><text:s text:c="7"/>C <text:s text:c="21"/><text:span text:style-name="T3">Em</text:span></text:p>
      <text:p text:style-name="P2">So the powers that be left me here</text:p>
      <text:p text:style-name="P2"><text:s text:c="14"/>G</text:p>
      <text:p text:style-name="P2">to do all the thinkin'</text:p>
      <text:p text:style-name="P2"><text:s text:c="6"/>Bm <text:s text:c="16"/><text:span text:style-name="T5">G <text:s text:c="2"/></text:span><text:s text:c="6"/>Bm <text:s text:c="15"/>C</text:p>
      <text:p text:style-name="P2">And I just turned twenty-two I was wonderin' what to do</text:p>
      <text:p text:style-name="P2"><text:s text:c="8"/>Bm <text:s text:c="19"/><text:span text:style-name="T5">C <text:s/></text:span><text:s text:c="17"/>D</text:p>
      <text:p text:style-name="P2">And the closer they <text:span text:style-name="T1">came</text:span>, The more those feelings grew.</text:p>
      <text:p text:style-name="P5">[BRIDGE]</text:p>
      <text:p text:style-name="P1">G <text:s/>C <text:s/><text:span text:style-name="T2">G</text:span></text:p>
      <text:p text:style-name="P5">[VERSE 3]</text:p>
      <text:p text:style-name="P2">G <text:s text:c="18"/>C <text:s text:c="12"/><text:span text:style-name="T1">G</text:span></text:p>
      <text:p text:style-name="P2">Daddy's rifle in my hand felt reassurin'</text:p>
      <text:p text:style-name="P2"><text:s text:c="12"/>C</text:p>
      <text:p text:style-name="P2">He <text:span text:style-name="T1">told me</text:span>, Red means run, son,</text:p>
      <text:p text:style-name="P2"><text:s text:c="18"/><text:span text:style-name="T1">G</text:span></text:p>
      <text:p text:style-name="P2"><text:span text:style-name="T1">numbers</text:span> add up to nothin'</text:p>
      <text:p text:style-name="P2"><text:s text:c="13"/>C <text:s text:c="17"/>Em <text:s text:c="12"/>G</text:p>
      <text:p text:style-name="P2">But when the first shot hit the docks I saw it comin'</text:p>
      <text:p text:style-name="P2"><text:s text:c="10"/>Bm <text:s text:c="9"/><text:span text:style-name="T1">Em <text:s text:c="2"/></text:span><text:s text:c="6"/>Bm <text:s text:c="15"/>C</text:p>
      <text:p text:style-name="P2">Raised my rifle to my eye, Never stopped to wonder why.</text:p>
      <text:p text:style-name="P2"><text:s text:c="5"/>Bm <text:s text:c="17"/>Em <text:s text:c="17"/>D</text:p>
      <text:p text:style-name="P2">Then I saw black, <text:span text:style-name="T4">a</text:span>nd my face splashed in the sky.</text:p>
      <text:p text:style-name="P5">[BRIDGE]</text:p>
      <text:p text:style-name="P1">G <text:s/>C<text:span text:style-name="T3"> <text:s/>G</text:span></text:p>
      <text:p text:style-name="P5">[VERSE 4]</text:p>
      <text:p text:style-name="P2">G <text:s text:c="18"/>C <text:s text:c="12"/><text:span text:style-name="T1">G</text:span></text:p>
      <text:p text:style-name="P2">Shelter me from the powder and the finger</text:p>
      <text:p text:style-name="P2">C <text:s text:c="16"/><text:span text:style-name="T3">Em</text:span></text:p>
      <text:p text:style-name="P2">Cover me with the thought</text:p>
      <text:p text:style-name="P2"><text:s text:c="16"/><text:span text:style-name="T1">G</text:span></text:p>
      <text:p text:style-name="P2">that pulled the trigger</text:p>
      <text:p text:style-name="P2">C <text:s text:c="13"/>Em <text:s text:c="13"/>G</text:p>
      <text:p text:style-name="P2">Think of me as one you'd never figured</text:p>
      <text:p text:style-name="P2"/>
      <text:p text:style-name="P2"><text:soft-page-break/><text:s text:c="6"/>Bm <text:s text:c="9"/><text:span text:style-name="T2">Em <text:s text:c="5"/></text:span><text:s text:c="5"/>Bm <text:s text:c="11"/>C</text:p>
      <text:p text:style-name="P2">Would fade away so young, <text:span text:style-name="T4">w</text:span>ith so much left undone</text:p>
      <text:p text:style-name="P2"><text:s text:c="2"/>Bm <text:s text:c="12"/>Em <text:s text:c="16"/>D</text:p>
      <text:p text:style-name="P2">Remember me to my love, I know I'll miss her. </text:p>
      <text:p text:style-name="P5">[OUTRO]</text:p>
      <text:p text:style-name="P1">G <text:s/>C <text:s/>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12H42S</meta:editing-duration>
    <meta:editing-cycles>42</meta:editing-cycles>
    <meta:generator>LibreOffice/5.2.7.2$Linux_X86_64 LibreOffice_project/20m0$Build-2</meta:generator>
    <dc:title>Lyrics + Chords</dc:title>
    <dc:date>2017-10-29T19:10:42.826191723</dc:date>
    <meta:print-date>2017-04-03T12:23:29.985893000</meta:print-date>
    <meta:document-statistic meta:table-count="0" meta:image-count="0" meta:object-count="0" meta:page-count="3" meta:paragraph-count="74" meta:word-count="311" meta:character-count="2081" meta:non-whitespace-character-count="1075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